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6" table:default-cell-style-name="ce5"/>
        <table:table-column table:style-name="co1" table:number-columns-repeated="2" table:default-cell-style-name="ce1"/>
        <table:table-column table:style-name="co1" table:default-cell-style-name="ce5"/>
        <table:table-row table:style-name="ro1">
          <table:table-cell table:style-name="ce1" office:value-type="string" calcext:value-type="string">
            <text:p>2016 National Popular Vote Tracker : Overall Vote%s</text:p>
          </table:table-cell>
          <table:table-cell table:style-name="Default" table:number-columns-repeated="13"/>
        </table:table-row>
        <table:table-row table:style-name="ro1">
          <table:table-cell table:style-name="ce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 table:number-columns-spanned="8" table:number-rows-spanned="1">
            <text:p>2016 National Popular Vote Tracker</text:p>
          </table:table-cell>
          <table:covered-table-cell table:number-columns-repeated="7" table:style-name="Default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8" table:number-rows-spanned="1">
            <text:p>Compiled from official sources by: David Wasserman @Redistrict, Cook Political Report @CookPolitical</text:p>
          </table:table-cell>
          <table:covered-table-cell table:number-columns-repeated="7" table:style-name="Default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 table:number-columns-spanned="8" table:number-rows-spanned="1">
            <text:p>*Denotes Official/Certified Results; "Swing State" defined as state that flipped from '12 or was decided by less than 5%.</text:p>
          </table:table-cell>
          <table:covered-table-cell table:number-columns-repeated="7" table:style-name="Default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 table:number-columns-repeated="6"/>
          <table:table-cell table:number-columns-repeated="2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linton (D)</text:p>
          </table:table-cell>
          <table:table-cell office:value-type="string" calcext:value-type="string">
            <text:p>Trump (R)</text:p>
          </table:table-cell>
          <table:table-cell office:value-type="string" calcext:value-type="string">
            <text:p>Others</text:p>
          </table:table-cell>
          <table:table-cell table:style-name="ce1" office:value-type="string" calcext:value-type="string">
            <text:p>Clinton %</text:p>
          </table:table-cell>
          <table:table-cell table:style-name="ce1" office:value-type="string" calcext:value-type="string">
            <text:p>Trump %</text:p>
          </table:table-cell>
          <table:table-cell table:style-name="ce1" office:value-type="string" calcext:value-type="string">
            <text:p>Others %</text:p>
          </table:table-cell>
          <table:table-cell table:style-name="ce1" office:value-type="string" calcext:value-type="string">
            <text:p>Dem '12 Margin</text:p>
          </table:table-cell>
          <table:table-cell table:style-name="ce1" office:value-type="string" calcext:value-type="string">
            <text:p>Dem '16 Margin</text:p>
          </table:table-cell>
          <table:table-cell table:style-name="ce1" office:value-type="string" calcext:value-type="string">
            <text:p>Margin Shift</text:p>
          </table:table-cell>
          <table:table-cell office:value-type="string" calcext:value-type="string">
            <text:p>Total '12 Votes</text:p>
          </table:table-cell>
          <table:table-cell office:value-type="string" calcext:value-type="string">
            <text:p>Total '16 Votes</text:p>
          </table:table-cell>
          <table:table-cell table:style-name="ce1" office:value-type="string" calcext:value-type="string">
            <text:p>Raw Votes vs. '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1" table:number-columns-repeated="6"/>
          <table:table-cell table:number-columns-repeated="2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.S. Total</text:p>
          </table:table-cell>
          <table:table-cell office:value-type="float" office:value="65853516" calcext:value-type="float">
            <text:p>65853516</text:p>
          </table:table-cell>
          <table:table-cell office:value-type="float" office:value="62984824" calcext:value-type="float">
            <text:p>62984824</text:p>
          </table:table-cell>
          <table:table-cell office:value-type="float" office:value="7801446" calcext:value-type="float">
            <text:p>780144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1" calcext:value-type="float">
            <text:p>0.46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18" calcext:value-type="float">
            <text:p>-0.018</text:p>
          </table:table-cell>
          <table:table-cell office:value-type="float" office:value="129075630" calcext:value-type="float">
            <text:p>129075630</text:p>
          </table:table-cell>
          <table:table-cell office:value-type="float" office:value="136639786" calcext:value-type="float">
            <text:p>13663978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 Swing States</text:p>
          </table:table-cell>
          <table:table-cell office:value-type="float" office:value="21433214" calcext:value-type="float">
            <text:p>21433214</text:p>
          </table:table-cell>
          <table:table-cell office:value-type="float" office:value="22249342" calcext:value-type="float">
            <text:p>22249342</text:p>
          </table:table-cell>
          <table:table-cell office:value-type="float" office:value="2348069" calcext:value-type="float">
            <text:p>234806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3" calcext:value-type="float">
            <text:p>0.4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54" calcext:value-type="float">
            <text:p>-0.054</text:p>
          </table:table-cell>
          <table:table-cell office:value-type="float" office:value="43939918" calcext:value-type="float">
            <text:p>43939918</text:p>
          </table:table-cell>
          <table:table-cell office:value-type="float" office:value="46030625" calcext:value-type="float">
            <text:p>4603062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Swing States</text:p>
          </table:table-cell>
          <table:table-cell office:value-type="float" office:value="44420302" calcext:value-type="float">
            <text:p>44420302</text:p>
          </table:table-cell>
          <table:table-cell office:value-type="float" office:value="40735482" calcext:value-type="float">
            <text:p>40735482</text:p>
          </table:table-cell>
          <table:table-cell office:value-type="float" office:value="5453377" calcext:value-type="float">
            <text:p>5453377</text:p>
          </table:table-cell>
          <table:table-cell office:value-type="float" office:value="0.49" calcext:value-type="float">
            <text:p>0.490</text:p>
          </table:table-cell>
          <table:table-cell office:value-type="float" office:value="0.45" calcext:value-type="float">
            <text:p>0.450</text:p>
          </table:table-cell>
          <table:table-cell office:value-type="float" office:value="0.06" calcext:value-type="float">
            <text:p>0.060</text:p>
          </table:table-cell>
          <table:table-cell office:value-type="float" office:value="0.04" calcext:value-type="float">
            <text:p>0.04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1" calcext:value-type="float">
            <text:p>0.001</text:p>
          </table:table-cell>
          <table:table-cell office:value-type="float" office:value="85135712" calcext:value-type="float">
            <text:p>85135712</text:p>
          </table:table-cell>
          <table:table-cell office:value-type="float" office:value="90609161" calcext:value-type="float">
            <text:p>9060916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3 Swing States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izona*</text:p>
          </table:table-cell>
          <table:table-cell office:value-type="float" office:value="1161167" calcext:value-type="float">
            <text:p>1161167</text:p>
          </table:table-cell>
          <table:table-cell office:value-type="float" office:value="1252401" calcext:value-type="float">
            <text:p>1252401</text:p>
          </table:table-cell>
          <table:table-cell office:value-type="float" office:value="159597" calcext:value-type="float">
            <text:p>15959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7" calcext:value-type="float">
            <text:p>0.487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55" calcext:value-type="float">
            <text:p>0.055</text:p>
          </table:table-cell>
          <table:table-cell office:value-type="float" office:value="2299254" calcext:value-type="float">
            <text:p>2299254</text:p>
          </table:table-cell>
          <table:table-cell office:value-type="float" office:value="2573165" calcext:value-type="float">
            <text:p>2573165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lorado*</text:p>
          </table:table-cell>
          <table:table-cell office:value-type="float" office:value="1338870" calcext:value-type="float">
            <text:p>1338870</text:p>
          </table:table-cell>
          <table:table-cell office:value-type="float" office:value="1202484" calcext:value-type="float">
            <text:p>1202484</text:p>
          </table:table-cell>
          <table:table-cell office:value-type="float" office:value="238866" calcext:value-type="float">
            <text:p>23886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33" calcext:value-type="float">
            <text:p>0.4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05" calcext:value-type="float">
            <text:p>-0.005</text:p>
          </table:table-cell>
          <table:table-cell office:value-type="float" office:value="2569521" calcext:value-type="float">
            <text:p>2569521</text:p>
          </table:table-cell>
          <table:table-cell office:value-type="float" office:value="2780220" calcext:value-type="float">
            <text:p>2780220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lorida*</text:p>
          </table:table-cell>
          <table:table-cell office:value-type="float" office:value="4504975" calcext:value-type="float">
            <text:p>4504975</text:p>
          </table:table-cell>
          <table:table-cell office:value-type="float" office:value="4617886" calcext:value-type="float">
            <text:p>4617886</text:p>
          </table:table-cell>
          <table:table-cell office:value-type="float" office:value="297178" calcext:value-type="float">
            <text:p>297178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" calcext:value-type="float">
            <text:p>0.49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21" calcext:value-type="float">
            <text:p>-0.021</text:p>
          </table:table-cell>
          <table:table-cell office:value-type="float" office:value="8474179" calcext:value-type="float">
            <text:p>8474179</text:p>
          </table:table-cell>
          <table:table-cell office:value-type="float" office:value="9420039" calcext:value-type="float">
            <text:p>9420039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wa*</text:p>
          </table:table-cell>
          <table:table-cell office:value-type="float" office:value="653669" calcext:value-type="float">
            <text:p>653669</text:p>
          </table:table-cell>
          <table:table-cell office:value-type="float" office:value="800983" calcext:value-type="float">
            <text:p>800983</text:p>
          </table:table-cell>
          <table:table-cell office:value-type="float" office:value="111379" calcext:value-type="float">
            <text:p>111379</text:p>
          </table:table-cell>
          <table:table-cell office:value-type="float" office:value="0.417" calcext:value-type="float">
            <text:p>0.417</text:p>
          </table:table-cell>
          <table:table-cell office:value-type="float" office:value="0.511" calcext:value-type="float">
            <text:p>0.51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8" calcext:value-type="float">
            <text:p>0.058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52" calcext:value-type="float">
            <text:p>-0.152</text:p>
          </table:table-cell>
          <table:table-cell office:value-type="float" office:value="1582180" calcext:value-type="float">
            <text:p>1582180</text:p>
          </table:table-cell>
          <table:table-cell office:value-type="float" office:value="1566031" calcext:value-type="float">
            <text:p>1566031</text:p>
          </table:table-cell>
          <table:table-cell office:value-type="float" office:value="-0.01" calcext:value-type="float">
            <text:p>-0.0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ine*</text:p>
          </table:table-cell>
          <table:table-cell office:value-type="float" office:value="357735" calcext:value-type="float">
            <text:p>357735</text:p>
          </table:table-cell>
          <table:table-cell office:value-type="float" office:value="335593" calcext:value-type="float">
            <text:p>335593</text:p>
          </table:table-cell>
          <table:table-cell office:value-type="float" office:value="54599" calcext:value-type="float">
            <text:p>54599</text:p>
          </table:table-cell>
          <table:table-cell office:value-type="float" office:value="0.478" calcext:value-type="float">
            <text:p>0.478</text:p>
          </table:table-cell>
          <table:table-cell office:value-type="float" office:value="0.449" calcext:value-type="float">
            <text:p>0.44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" calcext:value-type="float">
            <text:p>0.030</text:p>
          </table:table-cell>
          <table:table-cell office:value-type="float" office:value="-0.123" calcext:value-type="float">
            <text:p>-0.123</text:p>
          </table:table-cell>
          <table:table-cell office:value-type="float" office:value="713180" calcext:value-type="float">
            <text:p>713180</text:p>
          </table:table-cell>
          <table:table-cell office:value-type="float" office:value="747927" calcext:value-type="float">
            <text:p>747927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chigan*</text:p>
          </table:table-cell>
          <table:table-cell office:value-type="float" office:value="2268839" calcext:value-type="float">
            <text:p>2268839</text:p>
          </table:table-cell>
          <table:table-cell office:value-type="float" office:value="2279543" calcext:value-type="float">
            <text:p>2279543</text:p>
          </table:table-cell>
          <table:table-cell office:value-type="float" office:value="250902" calcext:value-type="float">
            <text:p>2509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5" calcext:value-type="float">
            <text:p>0.4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5" calcext:value-type="float">
            <text:p>0.09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97" calcext:value-type="float">
            <text:p>-0.097</text:p>
          </table:table-cell>
          <table:table-cell office:value-type="float" office:value="4730961" calcext:value-type="float">
            <text:p>4730961</text:p>
          </table:table-cell>
          <table:table-cell office:value-type="float" office:value="4799284" calcext:value-type="float">
            <text:p>479928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nnesota*</text:p>
          </table:table-cell>
          <table:table-cell office:value-type="float" office:value="1367716" calcext:value-type="float">
            <text:p>1367716</text:p>
          </table:table-cell>
          <table:table-cell office:value-type="float" office:value="1322951" calcext:value-type="float">
            <text:p>1322951</text:p>
          </table:table-cell>
          <table:table-cell office:value-type="float" office:value="254146" calcext:value-type="float">
            <text:p>25414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49" calcext:value-type="float">
            <text:p>0.44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62" calcext:value-type="float">
            <text:p>-0.062</text:p>
          </table:table-cell>
          <table:table-cell office:value-type="float" office:value="2936561" calcext:value-type="float">
            <text:p>2936561</text:p>
          </table:table-cell>
          <table:table-cell office:value-type="float" office:value="2944813" calcext:value-type="float">
            <text:p>29448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vada*</text:p>
          </table:table-cell>
          <table:table-cell office:value-type="float" office:value="539260" calcext:value-type="float">
            <text:p>539260</text:p>
          </table:table-cell>
          <table:table-cell office:value-type="float" office:value="512058" calcext:value-type="float">
            <text:p>512058</text:p>
          </table:table-cell>
          <table:table-cell office:value-type="float" office:value="74067" calcext:value-type="float">
            <text:p>740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55" calcext:value-type="float">
            <text:p>0.4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43" calcext:value-type="float">
            <text:p>-0.043</text:p>
          </table:table-cell>
          <table:table-cell office:value-type="float" office:value="1014918" calcext:value-type="float">
            <text:p>1014918</text:p>
          </table:table-cell>
          <table:table-cell office:value-type="float" office:value="1125385" calcext:value-type="float">
            <text:p>112538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w Hampshire*</text:p>
          </table:table-cell>
          <table:table-cell office:value-type="float" office:value="348526" calcext:value-type="float">
            <text:p>348526</text:p>
          </table:table-cell>
          <table:table-cell office:value-type="float" office:value="345790" calcext:value-type="float">
            <text:p>345790</text:p>
          </table:table-cell>
          <table:table-cell office:value-type="float" office:value="49842" calcext:value-type="float">
            <text:p>49842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5" calcext:value-type="float">
            <text:p>0.4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52" calcext:value-type="float">
            <text:p>-0.052</text:p>
          </table:table-cell>
          <table:table-cell office:value-type="float" office:value="710972" calcext:value-type="float">
            <text:p>710972</text:p>
          </table:table-cell>
          <table:table-cell office:value-type="float" office:value="744158" calcext:value-type="float">
            <text:p>74415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th Carolina*</text:p>
          </table:table-cell>
          <table:table-cell office:value-type="float" office:value="2189316" calcext:value-type="float">
            <text:p>2189316</text:p>
          </table:table-cell>
          <table:table-cell office:value-type="float" office:value="2362631" calcext:value-type="float">
            <text:p>2362631</text:p>
          </table:table-cell>
          <table:table-cell office:value-type="float" office:value="189617" calcext:value-type="float">
            <text:p>189617</text:p>
          </table:table-cell>
          <table:table-cell office:value-type="float" office:value="0.462" calcext:value-type="float">
            <text:p>0.462</text:p>
          </table:table-cell>
          <table:table-cell office:value-type="float" office:value="0.498" calcext:value-type="float">
            <text:p>0.498</text:p>
          </table:table-cell>
          <table:table-cell office:value-type="float" office:value="0.04" calcext:value-type="float">
            <text:p>0.040</text:p>
          </table:table-cell>
          <table:table-cell office:value-type="float" office:value="-0.02" calcext:value-type="float">
            <text:p>-0.020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16" calcext:value-type="float">
            <text:p>-0.016</text:p>
          </table:table-cell>
          <table:table-cell office:value-type="float" office:value="4505372" calcext:value-type="float">
            <text:p>4505372</text:p>
          </table:table-cell>
          <table:table-cell office:value-type="float" office:value="4741564" calcext:value-type="float">
            <text:p>474156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hio*</text:p>
          </table:table-cell>
          <table:table-cell office:value-type="float" office:value="2394164" calcext:value-type="float">
            <text:p>2394164</text:p>
          </table:table-cell>
          <table:table-cell office:value-type="float" office:value="2841005" calcext:value-type="float">
            <text:p>2841005</text:p>
          </table:table-cell>
          <table:table-cell office:value-type="float" office:value="261318" calcext:value-type="float">
            <text:p>261318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7" calcext:value-type="float">
            <text:p>0.5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" calcext:value-type="float">
            <text:p>0.030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11" calcext:value-type="float">
            <text:p>-0.111</text:p>
          </table:table-cell>
          <table:table-cell office:value-type="float" office:value="5580840" calcext:value-type="float">
            <text:p>5580840</text:p>
          </table:table-cell>
          <table:table-cell office:value-type="float" office:value="5496487" calcext:value-type="float">
            <text:p>5496487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nnsylvania*</text:p>
          </table:table-cell>
          <table:table-cell office:value-type="float" office:value="2926441" calcext:value-type="float">
            <text:p>2926441</text:p>
          </table:table-cell>
          <table:table-cell office:value-type="float" office:value="2970733" calcext:value-type="float">
            <text:p>2970733</text:p>
          </table:table-cell>
          <table:table-cell office:value-type="float" office:value="218228" calcext:value-type="float">
            <text:p>218228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6" calcext:value-type="float">
            <text:p>0.48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4" calcext:value-type="float">
            <text:p>0.054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61" calcext:value-type="float">
            <text:p>-0.061</text:p>
          </table:table-cell>
          <table:table-cell office:value-type="float" office:value="5753546" calcext:value-type="float">
            <text:p>5753546</text:p>
          </table:table-cell>
          <table:table-cell office:value-type="float" office:value="6115402" calcext:value-type="float">
            <text:p>6115402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sconsin*</text:p>
          </table:table-cell>
          <table:table-cell office:value-type="float" office:value="1382536" calcext:value-type="float">
            <text:p>1382536</text:p>
          </table:table-cell>
          <table:table-cell office:value-type="float" office:value="1405284" calcext:value-type="float">
            <text:p>1405284</text:p>
          </table:table-cell>
          <table:table-cell office:value-type="float" office:value="188330" calcext:value-type="float">
            <text:p>188330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2" calcext:value-type="float">
            <text:p>0.47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9" calcext:value-type="float">
            <text:p>0.069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77" calcext:value-type="float">
            <text:p>-0.077</text:p>
          </table:table-cell>
          <table:table-cell office:value-type="float" office:value="3068434" calcext:value-type="float">
            <text:p>3068434</text:p>
          </table:table-cell>
          <table:table-cell office:value-type="float" office:value="2976150" calcext:value-type="float">
            <text:p>2976150</text:p>
          </table:table-cell>
          <table:table-cell office:value-type="float" office:value="-0.03" calcext:value-type="float">
            <text:p>-0.0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n-Swing States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abama*</text:p>
          </table:table-cell>
          <table:table-cell office:value-type="float" office:value="729547" calcext:value-type="float">
            <text:p>729547</text:p>
          </table:table-cell>
          <table:table-cell office:value-type="float" office:value="1318255" calcext:value-type="float">
            <text:p>1318255</text:p>
          </table:table-cell>
          <table:table-cell office:value-type="float" office:value="75570" calcext:value-type="float">
            <text:p>75570</text:p>
          </table:table-cell>
          <table:table-cell office:value-type="float" office:value="0.344" calcext:value-type="float">
            <text:p>0.344</text:p>
          </table:table-cell>
          <table:table-cell office:value-type="float" office:value="0.621" calcext:value-type="float">
            <text:p>0.621</text:p>
          </table:table-cell>
          <table:table-cell office:value-type="float" office:value="0.036" calcext:value-type="float">
            <text:p>0.036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055" calcext:value-type="float">
            <text:p>-0.055</text:p>
          </table:table-cell>
          <table:table-cell office:value-type="float" office:value="2074338" calcext:value-type="float">
            <text:p>2074338</text:p>
          </table:table-cell>
          <table:table-cell office:value-type="float" office:value="2123372" calcext:value-type="float">
            <text:p>212337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aska*</text:p>
          </table:table-cell>
          <table:table-cell office:value-type="float" office:value="116454" calcext:value-type="float">
            <text:p>116454</text:p>
          </table:table-cell>
          <table:table-cell office:value-type="float" office:value="163387" calcext:value-type="float">
            <text:p>163387</text:p>
          </table:table-cell>
          <table:table-cell office:value-type="float" office:value="38767" calcext:value-type="float">
            <text:p>387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513" calcext:value-type="float">
            <text:p>0.513</text:p>
          </table:table-cell>
          <table:table-cell office:value-type="float" office:value="0.122" calcext:value-type="float">
            <text:p>0.122</text:p>
          </table:table-cell>
          <table:table-cell office:value-type="float" office:value="-0.14" calcext:value-type="float">
            <text:p>-0.140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007" calcext:value-type="float">
            <text:p>-0.007</text:p>
          </table:table-cell>
          <table:table-cell office:value-type="float" office:value="300495" calcext:value-type="float">
            <text:p>300495</text:p>
          </table:table-cell>
          <table:table-cell office:value-type="float" office:value="318608" calcext:value-type="float">
            <text:p>318608</text:p>
          </table:table-cell>
          <table:table-cell office:value-type="float" office:value="0.06" calcext:value-type="float">
            <text:p>0.0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kansas*</text:p>
          </table:table-cell>
          <table:table-cell office:value-type="float" office:value="380494" calcext:value-type="float">
            <text:p>380494</text:p>
          </table:table-cell>
          <table:table-cell office:value-type="float" office:value="684872" calcext:value-type="float">
            <text:p>684872</text:p>
          </table:table-cell>
          <table:table-cell office:value-type="float" office:value="65269" calcext:value-type="float">
            <text:p>6526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06" calcext:value-type="float">
            <text:p>0.606</text:p>
          </table:table-cell>
          <table:table-cell office:value-type="float" office:value="0.058" calcext:value-type="float">
            <text:p>0.058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032" calcext:value-type="float">
            <text:p>-0.032</text:p>
          </table:table-cell>
          <table:table-cell office:value-type="float" office:value="1069468" calcext:value-type="float">
            <text:p>1069468</text:p>
          </table:table-cell>
          <table:table-cell office:value-type="float" office:value="1130635" calcext:value-type="float">
            <text:p>1130635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lifornia*</text:p>
          </table:table-cell>
          <table:table-cell office:value-type="float" office:value="8753788" calcext:value-type="float">
            <text:p>8753788</text:p>
          </table:table-cell>
          <table:table-cell office:value-type="float" office:value="4483810" calcext:value-type="float">
            <text:p>4483810</text:p>
          </table:table-cell>
          <table:table-cell office:value-type="float" office:value="943997" calcext:value-type="float">
            <text:p>943997</text:p>
          </table:table-cell>
          <table:table-cell office:value-type="float" office:value="0.617" calcext:value-type="float">
            <text:p>0.617</text:p>
          </table:table-cell>
          <table:table-cell office:value-type="float" office:value="0.316" calcext:value-type="float">
            <text:p>0.316</text:p>
          </table:table-cell>
          <table:table-cell office:value-type="float" office:value="0.067" calcext:value-type="float">
            <text:p>0.067</text:p>
          </table:table-cell>
          <table:table-cell office:value-type="float" office:value="0.231" calcext:value-type="float">
            <text:p>0.231</text:p>
          </table:table-cell>
          <table:table-cell office:value-type="float" office:value="0.301" calcext:value-type="float">
            <text:p>0.301</text:p>
          </table:table-cell>
          <table:table-cell office:value-type="float" office:value="0.07" calcext:value-type="float">
            <text:p>0.070</text:p>
          </table:table-cell>
          <table:table-cell office:value-type="float" office:value="13038547" calcext:value-type="float">
            <text:p>13038547</text:p>
          </table:table-cell>
          <table:table-cell office:value-type="float" office:value="14181595" calcext:value-type="float">
            <text:p>1418159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necticut*</text:p>
          </table:table-cell>
          <table:table-cell office:value-type="float" office:value="897572" calcext:value-type="float">
            <text:p>897572</text:p>
          </table:table-cell>
          <table:table-cell office:value-type="float" office:value="673215" calcext:value-type="float">
            <text:p>673215</text:p>
          </table:table-cell>
          <table:table-cell office:value-type="float" office:value="74133" calcext:value-type="float">
            <text:p>74133</text:p>
          </table:table-cell>
          <table:table-cell office:value-type="float" office:value="0.546" calcext:value-type="float">
            <text:p>0.546</text:p>
          </table:table-cell>
          <table:table-cell office:value-type="float" office:value="0.409" calcext:value-type="float">
            <text:p>0.40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36" calcext:value-type="float">
            <text:p>0.136</text:p>
          </table:table-cell>
          <table:table-cell office:value-type="float" office:value="-0.037" calcext:value-type="float">
            <text:p>-0.037</text:p>
          </table:table-cell>
          <table:table-cell office:value-type="float" office:value="1558114" calcext:value-type="float">
            <text:p>1558114</text:p>
          </table:table-cell>
          <table:table-cell office:value-type="float" office:value="1644920" calcext:value-type="float">
            <text:p>16449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aware*</text:p>
          </table:table-cell>
          <table:table-cell office:value-type="float" office:value="235603" calcext:value-type="float">
            <text:p>235603</text:p>
          </table:table-cell>
          <table:table-cell office:value-type="float" office:value="185127" calcext:value-type="float">
            <text:p>185127</text:p>
          </table:table-cell>
          <table:table-cell office:value-type="float" office:value="20860" calcext:value-type="float">
            <text:p>20860</text:p>
          </table:table-cell>
          <table:table-cell office:value-type="float" office:value="0.534" calcext:value-type="float">
            <text:p>0.534</text:p>
          </table:table-cell>
          <table:table-cell office:value-type="float" office:value="0.419" calcext:value-type="float">
            <text:p>0.419</text:p>
          </table:table-cell>
          <table:table-cell office:value-type="float" office:value="0.047" calcext:value-type="float">
            <text:p>0.04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14" calcext:value-type="float">
            <text:p>0.114</text:p>
          </table:table-cell>
          <table:table-cell office:value-type="float" office:value="-0.072" calcext:value-type="float">
            <text:p>-0.072</text:p>
          </table:table-cell>
          <table:table-cell office:value-type="float" office:value="413890" calcext:value-type="float">
            <text:p>413890</text:p>
          </table:table-cell>
          <table:table-cell office:value-type="float" office:value="441590" calcext:value-type="float">
            <text:p>44159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strict of Columbia*</text:p>
          </table:table-cell>
          <table:table-cell office:value-type="float" office:value="282830" calcext:value-type="float">
            <text:p>282830</text:p>
          </table:table-cell>
          <table:table-cell office:value-type="float" office:value="12723" calcext:value-type="float">
            <text:p>12723</text:p>
          </table:table-cell>
          <table:table-cell office:value-type="float" office:value="15715" calcext:value-type="float">
            <text:p>15715</text:p>
          </table:table-cell>
          <table:table-cell office:value-type="float" office:value="0.909" calcext:value-type="float">
            <text:p>0.9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" calcext:value-type="float">
            <text:p>0.050</text:p>
          </table:table-cell>
          <table:table-cell office:value-type="float" office:value="0.836" calcext:value-type="float">
            <text:p>0.836</text:p>
          </table:table-cell>
          <table:table-cell office:value-type="float" office:value="0.868" calcext:value-type="float">
            <text:p>0.868</text:p>
          </table:table-cell>
          <table:table-cell office:value-type="float" office:value="0.031" calcext:value-type="float">
            <text:p>0.031</text:p>
          </table:table-cell>
          <table:table-cell office:value-type="float" office:value="293764" calcext:value-type="float">
            <text:p>293764</text:p>
          </table:table-cell>
          <table:table-cell office:value-type="float" office:value="311268" calcext:value-type="float">
            <text:p>311268</text:p>
          </table:table-cell>
          <table:table-cell office:value-type="float" office:value="0.06" calcext:value-type="float">
            <text:p>0.0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rgia*</text:p>
          </table:table-cell>
          <table:table-cell office:value-type="float" office:value="1877963" calcext:value-type="float">
            <text:p>1877963</text:p>
          </table:table-cell>
          <table:table-cell office:value-type="float" office:value="2089104" calcext:value-type="float">
            <text:p>2089104</text:p>
          </table:table-cell>
          <table:table-cell office:value-type="float" office:value="125306" calcext:value-type="float">
            <text:p>125306</text:p>
          </table:table-cell>
          <table:table-cell office:value-type="float" office:value="0.459" calcext:value-type="float">
            <text:p>0.459</text:p>
          </table:table-cell>
          <table:table-cell office:value-type="float" office:value="0.51" calcext:value-type="float">
            <text:p>0.510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27" calcext:value-type="float">
            <text:p>0.027</text:p>
          </table:table-cell>
          <table:table-cell office:value-type="float" office:value="3900050" calcext:value-type="float">
            <text:p>3900050</text:p>
          </table:table-cell>
          <table:table-cell office:value-type="float" office:value="4092373" calcext:value-type="float">
            <text:p>409237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waii*</text:p>
          </table:table-cell>
          <table:table-cell office:value-type="float" office:value="266891" calcext:value-type="float">
            <text:p>266891</text:p>
          </table:table-cell>
          <table:table-cell office:value-type="float" office:value="128847" calcext:value-type="float">
            <text:p>128847</text:p>
          </table:table-cell>
          <table:table-cell office:value-type="float" office:value="33199" calcext:value-type="float">
            <text:p>33199</text:p>
          </table:table-cell>
          <table:table-cell office:value-type="float" office:value="0.622" calcext:value-type="float">
            <text:p>0.622</text:p>
          </table:table-cell>
          <table:table-cell office:value-type="float" office:value="0.3" calcext:value-type="float">
            <text:p>0.300</text:p>
          </table:table-cell>
          <table:table-cell office:value-type="float" office:value="0.077" calcext:value-type="float">
            <text:p>0.077</text:p>
          </table:table-cell>
          <table:table-cell office:value-type="float" office:value="0.427" calcext:value-type="float">
            <text:p>0.427</text:p>
          </table:table-cell>
          <table:table-cell office:value-type="float" office:value="0.322" calcext:value-type="float">
            <text:p>0.322</text:p>
          </table:table-cell>
          <table:table-cell office:value-type="float" office:value="-0.105" calcext:value-type="float">
            <text:p>-0.105</text:p>
          </table:table-cell>
          <table:table-cell office:value-type="float" office:value="434697" calcext:value-type="float">
            <text:p>434697</text:p>
          </table:table-cell>
          <table:table-cell office:value-type="float" office:value="428937" calcext:value-type="float">
            <text:p>428937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daho*</text:p>
          </table:table-cell>
          <table:table-cell office:value-type="float" office:value="189765" calcext:value-type="float">
            <text:p>189765</text:p>
          </table:table-cell>
          <table:table-cell office:value-type="float" office:value="409055" calcext:value-type="float">
            <text:p>409055</text:p>
          </table:table-cell>
          <table:table-cell office:value-type="float" office:value="91435" calcext:value-type="float">
            <text:p>9143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93" calcext:value-type="float">
            <text:p>0.593</text:p>
          </table:table-cell>
          <table:table-cell office:value-type="float" office:value="0.132" calcext:value-type="float">
            <text:p>0.132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01" calcext:value-type="float">
            <text:p>0.001</text:p>
          </table:table-cell>
          <table:table-cell office:value-type="float" office:value="652274" calcext:value-type="float">
            <text:p>652274</text:p>
          </table:table-cell>
          <table:table-cell office:value-type="float" office:value="690255" calcext:value-type="float">
            <text:p>690255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inois*</text:p>
          </table:table-cell>
          <table:table-cell office:value-type="float" office:value="3090729" calcext:value-type="float">
            <text:p>3090729</text:p>
          </table:table-cell>
          <table:table-cell office:value-type="float" office:value="2146015" calcext:value-type="float">
            <text:p>2146015</text:p>
          </table:table-cell>
          <table:table-cell office:value-type="float" office:value="299680" calcext:value-type="float">
            <text:p>299680</text:p>
          </table:table-cell>
          <table:table-cell office:value-type="float" office:value="0.558" calcext:value-type="float">
            <text:p>0.558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4" calcext:value-type="float">
            <text:p>0.05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002" calcext:value-type="float">
            <text:p>0.002</text:p>
          </table:table-cell>
          <table:table-cell office:value-type="float" office:value="5242014" calcext:value-type="float">
            <text:p>5242014</text:p>
          </table:table-cell>
          <table:table-cell office:value-type="float" office:value="5536424" calcext:value-type="float">
            <text:p>5536424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diana*</text:p>
          </table:table-cell>
          <table:table-cell office:value-type="float" office:value="1033126" calcext:value-type="float">
            <text:p>1033126</text:p>
          </table:table-cell>
          <table:table-cell office:value-type="float" office:value="1557286" calcext:value-type="float">
            <text:p>1557286</text:p>
          </table:table-cell>
          <table:table-cell office:value-type="float" office:value="144546" calcext:value-type="float">
            <text:p>144546</text:p>
          </table:table-cell>
          <table:table-cell office:value-type="float" office:value="0.378" calcext:value-type="float">
            <text:p>0.378</text:p>
          </table:table-cell>
          <table:table-cell office:value-type="float" office:value="0.569" calcext:value-type="float">
            <text:p>0.569</text:p>
          </table:table-cell>
          <table:table-cell office:value-type="float" office:value="0.053" calcext:value-type="float">
            <text:p>0.053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09" calcext:value-type="float">
            <text:p>-0.090</text:p>
          </table:table-cell>
          <table:table-cell office:value-type="float" office:value="2624534" calcext:value-type="float">
            <text:p>2624534</text:p>
          </table:table-cell>
          <table:table-cell office:value-type="float" office:value="2734958" calcext:value-type="float">
            <text:p>273495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ansas*</text:p>
          </table:table-cell>
          <table:table-cell office:value-type="float" office:value="427005" calcext:value-type="float">
            <text:p>427005</text:p>
          </table:table-cell>
          <table:table-cell office:value-type="float" office:value="671018" calcext:value-type="float">
            <text:p>671018</text:p>
          </table:table-cell>
          <table:table-cell office:value-type="float" office:value="86379" calcext:value-type="float">
            <text:p>86379</text:p>
          </table:table-cell>
          <table:table-cell office:value-type="float" office:value="0.361" calcext:value-type="float">
            <text:p>0.361</text:p>
          </table:table-cell>
          <table:table-cell office:value-type="float" office:value="0.567" calcext:value-type="float">
            <text:p>0.567</text:p>
          </table:table-cell>
          <table:table-cell office:value-type="float" office:value="0.073" calcext:value-type="float">
            <text:p>0.073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011" calcext:value-type="float">
            <text:p>0.011</text:p>
          </table:table-cell>
          <table:table-cell office:value-type="float" office:value="1159971" calcext:value-type="float">
            <text:p>1159971</text:p>
          </table:table-cell>
          <table:table-cell office:value-type="float" office:value="1184402" calcext:value-type="float">
            <text:p>1184402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entucky*</text:p>
          </table:table-cell>
          <table:table-cell office:value-type="float" office:value="628854" calcext:value-type="float">
            <text:p>628854</text:p>
          </table:table-cell>
          <table:table-cell office:value-type="float" office:value="1202971" calcext:value-type="float">
            <text:p>1202971</text:p>
          </table:table-cell>
          <table:table-cell office:value-type="float" office:value="92324" calcext:value-type="float">
            <text:p>92324</text:p>
          </table:table-cell>
          <table:table-cell office:value-type="float" office:value="0.327" calcext:value-type="float">
            <text:p>0.3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8" calcext:value-type="float">
            <text:p>0.048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071" calcext:value-type="float">
            <text:p>-0.071</text:p>
          </table:table-cell>
          <table:table-cell office:value-type="float" office:value="1797212" calcext:value-type="float">
            <text:p>1797212</text:p>
          </table:table-cell>
          <table:table-cell office:value-type="float" office:value="1924149" calcext:value-type="float">
            <text:p>1924149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uisiana*</text:p>
          </table:table-cell>
          <table:table-cell office:value-type="float" office:value="780154" calcext:value-type="float">
            <text:p>780154</text:p>
          </table:table-cell>
          <table:table-cell office:value-type="float" office:value="1178638" calcext:value-type="float">
            <text:p>1178638</text:p>
          </table:table-cell>
          <table:table-cell office:value-type="float" office:value="70240" calcext:value-type="float">
            <text:p>70240</text:p>
          </table:table-cell>
          <table:table-cell office:value-type="float" office:value="0.384" calcext:value-type="float">
            <text:p>0.384</text:p>
          </table:table-cell>
          <table:table-cell office:value-type="float" office:value="0.581" calcext:value-type="float">
            <text:p>0.581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024" calcext:value-type="float">
            <text:p>-0.024</text:p>
          </table:table-cell>
          <table:table-cell office:value-type="float" office:value="1994065" calcext:value-type="float">
            <text:p>1994065</text:p>
          </table:table-cell>
          <table:table-cell office:value-type="float" office:value="2029032" calcext:value-type="float">
            <text:p>202903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ryland*</text:p>
          </table:table-cell>
          <table:table-cell office:value-type="float" office:value="1677928" calcext:value-type="float">
            <text:p>1677928</text:p>
          </table:table-cell>
          <table:table-cell office:value-type="float" office:value="943169" calcext:value-type="float">
            <text:p>943169</text:p>
          </table:table-cell>
          <table:table-cell office:value-type="float" office:value="160349" calcext:value-type="float">
            <text:p>160349</text:p>
          </table:table-cell>
          <table:table-cell office:value-type="float" office:value="0.603" calcext:value-type="float">
            <text:p>0.603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8" calcext:value-type="float">
            <text:p>0.05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4" calcext:value-type="float">
            <text:p>0.264</text:p>
          </table:table-cell>
          <table:table-cell office:value-type="float" office:value="0.003" calcext:value-type="float">
            <text:p>0.003</text:p>
          </table:table-cell>
          <table:table-cell office:value-type="float" office:value="2707327" calcext:value-type="float">
            <text:p>2707327</text:p>
          </table:table-cell>
          <table:table-cell office:value-type="float" office:value="2781446" calcext:value-type="float">
            <text:p>278144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ssachusetts*</text:p>
          </table:table-cell>
          <table:table-cell office:value-type="float" office:value="1995196" calcext:value-type="float">
            <text:p>1995196</text:p>
          </table:table-cell>
          <table:table-cell office:value-type="float" office:value="1090893" calcext:value-type="float">
            <text:p>1090893</text:p>
          </table:table-cell>
          <table:table-cell office:value-type="float" office:value="238957" calcext:value-type="float">
            <text:p>238957</text:p>
          </table:table-cell>
          <table:table-cell office:value-type="float" office:value="0.6" calcext:value-type="float">
            <text:p>0.600</text:p>
          </table:table-cell>
          <table:table-cell office:value-type="float" office:value="0.328" calcext:value-type="float">
            <text:p>0.328</text:p>
          </table:table-cell>
          <table:table-cell office:value-type="float" office:value="0.072" calcext:value-type="float">
            <text:p>0.07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1" calcext:value-type="float">
            <text:p>0.041</text:p>
          </table:table-cell>
          <table:table-cell office:value-type="float" office:value="3167767" calcext:value-type="float">
            <text:p>3167767</text:p>
          </table:table-cell>
          <table:table-cell office:value-type="float" office:value="3325046" calcext:value-type="float">
            <text:p>3325046</text:p>
          </table:table-cell>
          <table:table-cell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ssissippi*</text:p>
          </table:table-cell>
          <table:table-cell office:value-type="float" office:value="485131" calcext:value-type="float">
            <text:p>485131</text:p>
          </table:table-cell>
          <table:table-cell office:value-type="float" office:value="700714" calcext:value-type="float">
            <text:p>700714</text:p>
          </table:table-cell>
          <table:table-cell office:value-type="float" office:value="23512" calcext:value-type="float">
            <text:p>23512</text:p>
          </table:table-cell>
          <table:table-cell office:value-type="float" office:value="0.401" calcext:value-type="float">
            <text:p>0.401</text:p>
          </table:table-cell>
          <table:table-cell office:value-type="float" office:value="0.579" calcext:value-type="float">
            <text:p>0.579</text:p>
          </table:table-cell>
          <table:table-cell office:value-type="float" office:value="0.019" calcext:value-type="float">
            <text:p>0.019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63" calcext:value-type="float">
            <text:p>-0.063</text:p>
          </table:table-cell>
          <table:table-cell office:value-type="float" office:value="1285584" calcext:value-type="float">
            <text:p>1285584</text:p>
          </table:table-cell>
          <table:table-cell office:value-type="float" office:value="1209357" calcext:value-type="float">
            <text:p>1209357</text:p>
          </table:table-cell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ssouri*</text:p>
          </table:table-cell>
          <table:table-cell office:value-type="float" office:value="1071068" calcext:value-type="float">
            <text:p>1071068</text:p>
          </table:table-cell>
          <table:table-cell office:value-type="float" office:value="1594511" calcext:value-type="float">
            <text:p>1594511</text:p>
          </table:table-cell>
          <table:table-cell office:value-type="float" office:value="143026" calcext:value-type="float">
            <text:p>143026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8" calcext:value-type="float">
            <text:p>0.568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093" calcext:value-type="float">
            <text:p>-0.093</text:p>
          </table:table-cell>
          <table:table-cell office:value-type="float" office:value="2757323" calcext:value-type="float">
            <text:p>2757323</text:p>
          </table:table-cell>
          <table:table-cell office:value-type="float" office:value="2808605" calcext:value-type="float">
            <text:p>28086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ntana*</text:p>
          </table:table-cell>
          <table:table-cell office:value-type="float" office:value="177709" calcext:value-type="float">
            <text:p>177709</text:p>
          </table:table-cell>
          <table:table-cell office:value-type="float" office:value="279240" calcext:value-type="float">
            <text:p>279240</text:p>
          </table:table-cell>
          <table:table-cell office:value-type="float" office:value="40198" calcext:value-type="float">
            <text:p>40198</text:p>
          </table:table-cell>
          <table:table-cell office:value-type="float" office:value="0.357" calcext:value-type="float">
            <text:p>0.357</text:p>
          </table:table-cell>
          <table:table-cell office:value-type="float" office:value="0.562" calcext:value-type="float">
            <text:p>0.562</text:p>
          </table:table-cell>
          <table:table-cell office:value-type="float" office:value="0.081" calcext:value-type="float">
            <text:p>0.081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068" calcext:value-type="float">
            <text:p>-0.068</text:p>
          </table:table-cell>
          <table:table-cell office:value-type="float" office:value="484048" calcext:value-type="float">
            <text:p>484048</text:p>
          </table:table-cell>
          <table:table-cell office:value-type="float" office:value="497147" calcext:value-type="float">
            <text:p>49714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braska*</text:p>
          </table:table-cell>
          <table:table-cell office:value-type="float" office:value="284494" calcext:value-type="float">
            <text:p>284494</text:p>
          </table:table-cell>
          <table:table-cell office:value-type="float" office:value="495961" calcext:value-type="float">
            <text:p>495961</text:p>
          </table:table-cell>
          <table:table-cell office:value-type="float" office:value="63772" calcext:value-type="float">
            <text:p>63772</text:p>
          </table:table-cell>
          <table:table-cell office:value-type="float" office:value="0.337" calcext:value-type="float">
            <text:p>0.337</text:p>
          </table:table-cell>
          <table:table-cell office:value-type="float" office:value="0.587" calcext:value-type="float">
            <text:p>0.587</text:p>
          </table:table-cell>
          <table:table-cell office:value-type="float" office:value="0.076" calcext:value-type="float">
            <text:p>0.076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25" calcext:value-type="float">
            <text:p>-0.250</text:p>
          </table:table-cell>
          <table:table-cell office:value-type="float" office:value="-0.033" calcext:value-type="float">
            <text:p>-0.033</text:p>
          </table:table-cell>
          <table:table-cell office:value-type="float" office:value="794379" calcext:value-type="float">
            <text:p>794379</text:p>
          </table:table-cell>
          <table:table-cell office:value-type="float" office:value="844227" calcext:value-type="float">
            <text:p>84422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ew Jersey*</text:p>
          </table:table-cell>
          <table:table-cell office:value-type="float" office:value="2148278" calcext:value-type="float">
            <text:p>2148278</text:p>
          </table:table-cell>
          <table:table-cell office:value-type="float" office:value="1601933" calcext:value-type="float">
            <text:p>1601933</text:p>
          </table:table-cell>
          <table:table-cell office:value-type="float" office:value="123835" calcext:value-type="float">
            <text:p>123835</text:p>
          </table:table-cell>
          <table:table-cell office:value-type="float" office:value="0.555" calcext:value-type="float">
            <text:p>0.555</text:p>
          </table:table-cell>
          <table:table-cell office:value-type="float" office:value="0.414" calcext:value-type="float">
            <text:p>0.414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41" calcext:value-type="float">
            <text:p>0.141</text:p>
          </table:table-cell>
          <table:table-cell office:value-type="float" office:value="-0.037" calcext:value-type="float">
            <text:p>-0.037</text:p>
          </table:table-cell>
          <table:table-cell office:value-type="float" office:value="3640292" calcext:value-type="float">
            <text:p>3640292</text:p>
          </table:table-cell>
          <table:table-cell office:value-type="float" office:value="3874046" calcext:value-type="float">
            <text:p>3874046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ew Mexico*</text:p>
          </table:table-cell>
          <table:table-cell office:value-type="float" office:value="385234" calcext:value-type="float">
            <text:p>385234</text:p>
          </table:table-cell>
          <table:table-cell office:value-type="float" office:value="319666" calcext:value-type="float">
            <text:p>319666</text:p>
          </table:table-cell>
          <table:table-cell office:value-type="float" office:value="93418" calcext:value-type="float">
            <text:p>9341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" calcext:value-type="float">
            <text:p>0.400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19" calcext:value-type="float">
            <text:p>-0.019</text:p>
          </table:table-cell>
          <table:table-cell office:value-type="float" office:value="783758" calcext:value-type="float">
            <text:p>783758</text:p>
          </table:table-cell>
          <table:table-cell office:value-type="float" office:value="798318" calcext:value-type="float">
            <text:p>79831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ew York*</text:p>
          </table:table-cell>
          <table:table-cell office:value-type="float" office:value="4556124" calcext:value-type="float">
            <text:p>4556124</text:p>
          </table:table-cell>
          <table:table-cell office:value-type="float" office:value="2819534" calcext:value-type="float">
            <text:p>2819534</text:p>
          </table:table-cell>
          <table:table-cell office:value-type="float" office:value="345795" calcext:value-type="float">
            <text:p>345795</text:p>
          </table:table-cell>
          <table:table-cell office:value-type="float" office:value="0.59" calcext:value-type="float">
            <text:p>0.59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45" calcext:value-type="float">
            <text:p>0.04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57" calcext:value-type="float">
            <text:p>-0.057</text:p>
          </table:table-cell>
          <table:table-cell office:value-type="float" office:value="7072083" calcext:value-type="float">
            <text:p>7072083</text:p>
          </table:table-cell>
          <table:table-cell office:value-type="float" office:value="7721453" calcext:value-type="float">
            <text:p>7721453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th Dakota*</text:p>
          </table:table-cell>
          <table:table-cell office:value-type="float" office:value="93758" calcext:value-type="float">
            <text:p>93758</text:p>
          </table:table-cell>
          <table:table-cell office:value-type="float" office:value="216794" calcext:value-type="float">
            <text:p>216794</text:p>
          </table:table-cell>
          <table:table-cell office:value-type="float" office:value="33808" calcext:value-type="float">
            <text:p>33808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" calcext:value-type="float">
            <text:p>0.630</text:p>
          </table:table-cell>
          <table:table-cell office:value-type="float" office:value="0.098" calcext:value-type="float">
            <text:p>0.098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357" calcext:value-type="float">
            <text:p>-0.357</text:p>
          </table:table-cell>
          <table:table-cell office:value-type="float" office:value="-0.161" calcext:value-type="float">
            <text:p>-0.161</text:p>
          </table:table-cell>
          <table:table-cell office:value-type="float" office:value="322932" calcext:value-type="float">
            <text:p>322932</text:p>
          </table:table-cell>
          <table:table-cell office:value-type="float" office:value="344360" calcext:value-type="float">
            <text:p>34436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klahoma*</text:p>
          </table:table-cell>
          <table:table-cell office:value-type="float" office:value="420375" calcext:value-type="float">
            <text:p>420375</text:p>
          </table:table-cell>
          <table:table-cell office:value-type="float" office:value="949136" calcext:value-type="float">
            <text:p>949136</text:p>
          </table:table-cell>
          <table:table-cell office:value-type="float" office:value="83481" calcext:value-type="float">
            <text:p>83481</text:p>
          </table:table-cell>
          <table:table-cell office:value-type="float" office:value="0.289" calcext:value-type="float">
            <text:p>0.28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57" calcext:value-type="float">
            <text:p>0.057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028" calcext:value-type="float">
            <text:p>-0.028</text:p>
          </table:table-cell>
          <table:table-cell office:value-type="float" office:value="1334872" calcext:value-type="float">
            <text:p>1334872</text:p>
          </table:table-cell>
          <table:table-cell office:value-type="float" office:value="1452992" calcext:value-type="float">
            <text:p>14529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egon*</text:p>
          </table:table-cell>
          <table:table-cell office:value-type="float" office:value="1002106" calcext:value-type="float">
            <text:p>1002106</text:p>
          </table:table-cell>
          <table:table-cell office:value-type="float" office:value="782403" calcext:value-type="float">
            <text:p>782403</text:p>
          </table:table-cell>
          <table:table-cell office:value-type="float" office:value="216827" calcext:value-type="float">
            <text:p>216827</text:p>
          </table:table-cell>
          <table:table-cell office:value-type="float" office:value="0.501" calcext:value-type="float">
            <text:p>0.501</text:p>
          </table:table-cell>
          <table:table-cell office:value-type="float" office:value="0.391" calcext:value-type="float">
            <text:p>0.3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" calcext:value-type="float">
            <text:p>0.110</text:p>
          </table:table-cell>
          <table:table-cell office:value-type="float" office:value="-0.011" calcext:value-type="float">
            <text:p>-0.011</text:p>
          </table:table-cell>
          <table:table-cell office:value-type="float" office:value="1789270" calcext:value-type="float">
            <text:p>1789270</text:p>
          </table:table-cell>
          <table:table-cell office:value-type="float" office:value="2001336" calcext:value-type="float">
            <text:p>2001336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hode Island*</text:p>
          </table:table-cell>
          <table:table-cell office:value-type="float" office:value="252525" calcext:value-type="float">
            <text:p>252525</text:p>
          </table:table-cell>
          <table:table-cell office:value-type="float" office:value="180543" calcext:value-type="float">
            <text:p>180543</text:p>
          </table:table-cell>
          <table:table-cell office:value-type="float" office:value="31076" calcext:value-type="float">
            <text:p>31076</text:p>
          </table:table-cell>
          <table:table-cell office:value-type="float" office:value="0.544" calcext:value-type="float">
            <text:p>0.544</text:p>
          </table:table-cell>
          <table:table-cell office:value-type="float" office:value="0.389" calcext:value-type="float">
            <text:p>0.389</text:p>
          </table:table-cell>
          <table:table-cell office:value-type="float" office:value="0.067" calcext:value-type="float">
            <text:p>0.0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155" calcext:value-type="float">
            <text:p>0.155</text:p>
          </table:table-cell>
          <table:table-cell office:value-type="float" office:value="-0.119" calcext:value-type="float">
            <text:p>-0.119</text:p>
          </table:table-cell>
          <table:table-cell office:value-type="float" office:value="446049" calcext:value-type="float">
            <text:p>446049</text:p>
          </table:table-cell>
          <table:table-cell office:value-type="float" office:value="464144" calcext:value-type="float">
            <text:p>464144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outh Carolina*</text:p>
          </table:table-cell>
          <table:table-cell office:value-type="float" office:value="855373" calcext:value-type="float">
            <text:p>855373</text:p>
          </table:table-cell>
          <table:table-cell office:value-type="float" office:value="1155389" calcext:value-type="float">
            <text:p>1155389</text:p>
          </table:table-cell>
          <table:table-cell office:value-type="float" office:value="92265" calcext:value-type="float">
            <text:p>92265</text:p>
          </table:table-cell>
          <table:table-cell office:value-type="float" office:value="0.407" calcext:value-type="float">
            <text:p>0.407</text:p>
          </table:table-cell>
          <table:table-cell office:value-type="float" office:value="0.549" calcext:value-type="float">
            <text:p>0.549</text:p>
          </table:table-cell>
          <table:table-cell office:value-type="float" office:value="0.044" calcext:value-type="float">
            <text:p>0.044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038" calcext:value-type="float">
            <text:p>-0.038</text:p>
          </table:table-cell>
          <table:table-cell office:value-type="float" office:value="1964118" calcext:value-type="float">
            <text:p>1964118</text:p>
          </table:table-cell>
          <table:table-cell office:value-type="float" office:value="2103027" calcext:value-type="float">
            <text:p>2103027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uth Dakota*</text:p>
          </table:table-cell>
          <table:table-cell office:value-type="float" office:value="117458" calcext:value-type="float">
            <text:p>117458</text:p>
          </table:table-cell>
          <table:table-cell office:value-type="float" office:value="227721" calcext:value-type="float">
            <text:p>227721</text:p>
          </table:table-cell>
          <table:table-cell office:value-type="float" office:value="24914" calcext:value-type="float">
            <text:p>24914</text:p>
          </table:table-cell>
          <table:table-cell office:value-type="float" office:value="0.317" calcext:value-type="float">
            <text:p>0.317</text:p>
          </table:table-cell>
          <table:table-cell office:value-type="float" office:value="0.615" calcext:value-type="float">
            <text:p>0.615</text:p>
          </table:table-cell>
          <table:table-cell office:value-type="float" office:value="0.067" calcext:value-type="float">
            <text:p>0.067</text:p>
          </table:table-cell>
          <table:table-cell office:value-type="float" office:value="-0.18" calcext:value-type="float">
            <text:p>-0.180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118" calcext:value-type="float">
            <text:p>-0.118</text:p>
          </table:table-cell>
          <table:table-cell office:value-type="float" office:value="363815" calcext:value-type="float">
            <text:p>363815</text:p>
          </table:table-cell>
          <table:table-cell office:value-type="float" office:value="370093" calcext:value-type="float">
            <text:p>37009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nnessee*</text:p>
          </table:table-cell>
          <table:table-cell office:value-type="float" office:value="870695" calcext:value-type="float">
            <text:p>870695</text:p>
          </table:table-cell>
          <table:table-cell office:value-type="float" office:value="1522925" calcext:value-type="float">
            <text:p>1522925</text:p>
          </table:table-cell>
          <table:table-cell office:value-type="float" office:value="114407" calcext:value-type="float">
            <text:p>114407</text:p>
          </table:table-cell>
          <table:table-cell office:value-type="float" office:value="0.347" calcext:value-type="float">
            <text:p>0.347</text:p>
          </table:table-cell>
          <table:table-cell office:value-type="float" office:value="0.607" calcext:value-type="float">
            <text:p>0.607</text:p>
          </table:table-cell>
          <table:table-cell office:value-type="float" office:value="0.046" calcext:value-type="float">
            <text:p>0.046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26" calcext:value-type="float">
            <text:p>-0.260</text:p>
          </table:table-cell>
          <table:table-cell office:value-type="float" office:value="-0.056" calcext:value-type="float">
            <text:p>-0.056</text:p>
          </table:table-cell>
          <table:table-cell office:value-type="float" office:value="2458577" calcext:value-type="float">
            <text:p>2458577</text:p>
          </table:table-cell>
          <table:table-cell office:value-type="float" office:value="2508027" calcext:value-type="float">
            <text:p>2508027</text:p>
          </table:table-cell>
          <table:table-cell office:value-type="float" office:value="0.02" calcext:value-type="float">
            <text:p>0.0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exas*</text:p>
          </table:table-cell>
          <table:table-cell office:value-type="float" office:value="3877868" calcext:value-type="float">
            <text:p>3877868</text:p>
          </table:table-cell>
          <table:table-cell office:value-type="float" office:value="4685047" calcext:value-type="float">
            <text:p>4685047</text:p>
          </table:table-cell>
          <table:table-cell office:value-type="float" office:value="406311" calcext:value-type="float">
            <text:p>406311</text:p>
          </table:table-cell>
          <table:table-cell office:value-type="float" office:value="0.432" calcext:value-type="float">
            <text:p>0.432</text:p>
          </table:table-cell>
          <table:table-cell office:value-type="float" office:value="0.522" calcext:value-type="float">
            <text:p>0.522</text:p>
          </table:table-cell>
          <table:table-cell office:value-type="float" office:value="0.045" calcext:value-type="float">
            <text:p>0.045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09" calcext:value-type="float">
            <text:p>-0.090</text:p>
          </table:table-cell>
          <table:table-cell office:value-type="float" office:value="0.068" calcext:value-type="float">
            <text:p>0.068</text:p>
          </table:table-cell>
          <table:table-cell office:value-type="float" office:value="7993851" calcext:value-type="float">
            <text:p>7993851</text:p>
          </table:table-cell>
          <table:table-cell office:value-type="float" office:value="8969226" calcext:value-type="float">
            <text:p>8969226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tah*</text:p>
          </table:table-cell>
          <table:table-cell office:value-type="float" office:value="310676" calcext:value-type="float">
            <text:p>310676</text:p>
          </table:table-cell>
          <table:table-cell office:value-type="float" office:value="515231" calcext:value-type="float">
            <text:p>515231</text:p>
          </table:table-cell>
          <table:table-cell office:value-type="float" office:value="305523" calcext:value-type="float">
            <text:p>305523</text:p>
          </table:table-cell>
          <table:table-cell office:value-type="float" office:value="0.275" calcext:value-type="float">
            <text:p>0.275</text:p>
          </table:table-cell>
          <table:table-cell office:value-type="float" office:value="0.455" calcext:value-type="float">
            <text:p>0.455</text:p>
          </table:table-cell>
          <table:table-cell office:value-type="float" office:value="0.27" calcext:value-type="float">
            <text:p>0.270</text:p>
          </table:table-cell>
          <table:table-cell office:value-type="float" office:value="-0.48" calcext:value-type="float">
            <text:p>-0.480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3" calcext:value-type="float">
            <text:p>0.300</text:p>
          </table:table-cell>
          <table:table-cell office:value-type="float" office:value="1017440" calcext:value-type="float">
            <text:p>1017440</text:p>
          </table:table-cell>
          <table:table-cell office:value-type="float" office:value="1131430" calcext:value-type="float">
            <text:p>113143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ermont*</text:p>
          </table:table-cell>
          <table:table-cell office:value-type="float" office:value="178573" calcext:value-type="float">
            <text:p>178573</text:p>
          </table:table-cell>
          <table:table-cell office:value-type="float" office:value="95369" calcext:value-type="float">
            <text:p>95369</text:p>
          </table:table-cell>
          <table:table-cell office:value-type="float" office:value="41125" calcext:value-type="float">
            <text:p>41125</text:p>
          </table:table-cell>
          <table:table-cell office:value-type="float" office:value="0.567" calcext:value-type="float">
            <text:p>0.567</text:p>
          </table:table-cell>
          <table:table-cell office:value-type="float" office:value="0.303" calcext:value-type="float">
            <text:p>0.303</text:p>
          </table:table-cell>
          <table:table-cell office:value-type="float" office:value="0.131" calcext:value-type="float">
            <text:p>0.131</text:p>
          </table:table-cell>
          <table:table-cell office:value-type="float" office:value="0.356" calcext:value-type="float">
            <text:p>0.356</text:p>
          </table:table-cell>
          <table:table-cell office:value-type="float" office:value="0.264" calcext:value-type="float">
            <text:p>0.264</text:p>
          </table:table-cell>
          <table:table-cell office:value-type="float" office:value="-0.092" calcext:value-type="float">
            <text:p>-0.092</text:p>
          </table:table-cell>
          <table:table-cell office:value-type="float" office:value="299290" calcext:value-type="float">
            <text:p>299290</text:p>
          </table:table-cell>
          <table:table-cell office:value-type="float" office:value="315067" calcext:value-type="float">
            <text:p>315067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irginia*</text:p>
          </table:table-cell>
          <table:table-cell office:value-type="float" office:value="1981473" calcext:value-type="float">
            <text:p>1981473</text:p>
          </table:table-cell>
          <table:table-cell office:value-type="float" office:value="1769443" calcext:value-type="float">
            <text:p>1769443</text:p>
          </table:table-cell>
          <table:table-cell office:value-type="float" office:value="231836" calcext:value-type="float">
            <text:p>231836</text:p>
          </table:table-cell>
          <table:table-cell office:value-type="float" office:value="0.498" calcext:value-type="float">
            <text:p>0.498</text:p>
          </table:table-cell>
          <table:table-cell office:value-type="float" office:value="0.444" calcext:value-type="float">
            <text:p>0.44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5" calcext:value-type="float">
            <text:p>0.015</text:p>
          </table:table-cell>
          <table:table-cell office:value-type="float" office:value="3854489" calcext:value-type="float">
            <text:p>3854489</text:p>
          </table:table-cell>
          <table:table-cell office:value-type="float" office:value="3982752" calcext:value-type="float">
            <text:p>398275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ashington*</text:p>
          </table:table-cell>
          <table:table-cell office:value-type="float" office:value="1742718" calcext:value-type="float">
            <text:p>1742718</text:p>
          </table:table-cell>
          <table:table-cell office:value-type="float" office:value="1221747" calcext:value-type="float">
            <text:p>1221747</text:p>
          </table:table-cell>
          <table:table-cell office:value-type="float" office:value="401179" calcext:value-type="float">
            <text:p>401179</text:p>
          </table:table-cell>
          <table:table-cell office:value-type="float" office:value="0.518" calcext:value-type="float">
            <text:p>0.518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6" calcext:value-type="float">
            <text:p>0.006</text:p>
          </table:table-cell>
          <table:table-cell office:value-type="float" office:value="3125516" calcext:value-type="float">
            <text:p>3125516</text:p>
          </table:table-cell>
          <table:table-cell office:value-type="float" office:value="3365644" calcext:value-type="float">
            <text:p>3365644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est Virginia*</text:p>
          </table:table-cell>
          <table:table-cell office:value-type="float" office:value="188794" calcext:value-type="float">
            <text:p>188794</text:p>
          </table:table-cell>
          <table:table-cell office:value-type="float" office:value="489371" calcext:value-type="float">
            <text:p>489371</text:p>
          </table:table-cell>
          <table:table-cell office:value-type="float" office:value="34886" calcext:value-type="float">
            <text:p>34886</text:p>
          </table:table-cell>
          <table:table-cell office:value-type="float" office:value="0.265" calcext:value-type="float">
            <text:p>0.265</text:p>
          </table:table-cell>
          <table:table-cell office:value-type="float" office:value="0.686" calcext:value-type="float">
            <text:p>0.686</text:p>
          </table:table-cell>
          <table:table-cell office:value-type="float" office:value="0.049" calcext:value-type="float">
            <text:p>0.049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422" calcext:value-type="float">
            <text:p>-0.422</text:p>
          </table:table-cell>
          <table:table-cell office:value-type="float" office:value="-0.154" calcext:value-type="float">
            <text:p>-0.154</text:p>
          </table:table-cell>
          <table:table-cell office:value-type="float" office:value="670438" calcext:value-type="float">
            <text:p>670438</text:p>
          </table:table-cell>
          <table:table-cell office:value-type="float" office:value="713051" calcext:value-type="float">
            <text:p>71305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yoming*</text:p>
          </table:table-cell>
          <table:table-cell office:value-type="float" office:value="55973" calcext:value-type="float">
            <text:p>55973</text:p>
          </table:table-cell>
          <table:table-cell office:value-type="float" office:value="174419" calcext:value-type="float">
            <text:p>174419</text:p>
          </table:table-cell>
          <table:table-cell office:value-type="float" office:value="25457" calcext:value-type="float">
            <text:p>25457</text:p>
          </table:table-cell>
          <table:table-cell office:value-type="float" office:value="0.219" calcext:value-type="float">
            <text:p>0.219</text:p>
          </table:table-cell>
          <table:table-cell office:value-type="float" office:value="0.682" calcext:value-type="float">
            <text:p>0.682</text:p>
          </table:table-cell>
          <table:table-cell office:value-type="float" office:value="0.1" calcext:value-type="float">
            <text:p>0.1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463" calcext:value-type="float">
            <text:p>-0.463</text:p>
          </table:table-cell>
          <table:table-cell office:value-type="float" office:value="-0.055" calcext:value-type="float">
            <text:p>-0.055</text:p>
          </table:table-cell>
          <table:table-cell office:value-type="float" office:value="249061" calcext:value-type="float">
            <text:p>249061</text:p>
          </table:table-cell>
          <table:table-cell office:value-type="float" office:value="255849" calcext:value-type="float">
            <text:p>255849</text:p>
          </table:table-cell>
          <table:table-cell office:value-type="float" office:value="0.027" calcext:value-type="float">
            <text:p>0.027</text:p>
          </table:table-cell>
        </table:table-row>
      </table:table>
      <table:named-expressions>
        <table:named-range table:name="HTML_1" table:base-cell-address="$Sheet1.$A$1" table:cell-range-address=".$A$2:.$N$66"/>
        <table:named-range table:name="HTML_all" table:base-cell-address="$Sheet1.$A$1" table:cell-range-address=".$A$1:.$N$66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16 National Popular Vote Tracker</dc:title>
    <dc:date>2017-02-22T15:56:18.182303496</dc:date>
    <dc:creator>Beanie </dc:creator>
    <meta:editing-duration>PT3M30S</meta:editing-duration>
    <meta:editing-cycles>1</meta:editing-cycles>
    <meta:generator>LibreOffice/5.0.6.2$Linux_X86_64 LibreOffice_project/00$Build-2</meta:generator>
    <meta:document-statistic meta:table-count="1" meta:cell-count="798" meta:object-count="0"/>
    <meta:user-defined meta:name="viewport">target-densitydpi=device-dpi,user-scalable=1,minimum-scale=1,maximum-scale=2.5,initial-scale=1,width=device-width</meta:user-defined>
  </office:meta>
</office:document-meta>
</file>